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11c1e"/>
    </style:style>
    <style:style style:name="P2" style:family="paragraph" style:parent-style-name="Text_20_body">
      <style:text-properties fo:font-size="16pt" fo:font-style="normal" style:text-underline-style="none" fo:font-weight="normal" officeooo:rsid="000bd12d" style:font-size-asian="16pt" style:font-style-asian="normal" style:font-weight-asian="normal" style:font-size-complex="16pt" style:font-style-complex="normal" style:font-weight-complex="normal"/>
    </style:style>
    <style:style style:name="P3" style:family="paragraph" style:parent-style-name="Text_20_body">
      <style:text-properties fo:font-size="16pt" fo:font-style="italic" style:text-underline-style="solid" style:text-underline-width="auto" style:text-underline-color="font-color" fo:font-weight="bold" officeooo:rsid="001e2aa0" officeooo:paragraph-rsid="001e2aa0" style:font-size-asian="16pt" style:font-style-asian="italic" style:font-weight-asian="bold" style:font-size-complex="16pt" style:font-style-complex="italic" style:font-weight-complex="bold"/>
    </style:style>
    <style:style style:name="P4" style:family="paragraph" style:parent-style-name="Text_20_body">
      <style:text-properties fo:font-size="16pt" fo:font-style="italic" style:text-underline-style="solid" style:text-underline-width="auto" style:text-underline-color="font-color" fo:font-weight="bold" officeooo:rsid="003b9dc1" officeooo:paragraph-rsid="003b9dc1" style:font-size-asian="16pt" style:font-style-asian="italic" style:font-weight-asian="bold" style:font-size-complex="16pt" style:font-style-complex="italic" style:font-weight-complex="bold"/>
    </style:style>
    <style:style style:name="P5" style:family="paragraph" style:parent-style-name="Text_20_body">
      <style:text-properties fo:font-size="16pt" fo:font-style="italic" style:text-underline-style="solid" style:text-underline-width="auto" style:text-underline-color="font-color" fo:font-weight="bold" officeooo:rsid="0040bc05" officeooo:paragraph-rsid="0040bc05" style:font-size-asian="16pt" style:font-style-asian="italic" style:font-weight-asian="bold" style:font-size-complex="16pt" style:font-style-complex="italic" style:font-weight-complex="bold"/>
    </style:style>
    <style:style style:name="P6" style:family="paragraph" style:parent-style-name="Text_20_body">
      <style:text-properties fo:font-size="16pt" fo:font-style="italic" style:text-underline-style="solid" style:text-underline-width="auto" style:text-underline-color="font-color" fo:font-weight="bold" officeooo:rsid="00476d28" officeooo:paragraph-rsid="00476d28" style:font-size-asian="16pt" style:font-style-asian="italic" style:font-weight-asian="bold" style:font-size-complex="16pt" style:font-style-complex="italic" style:font-weight-complex="bold"/>
    </style:style>
    <style:style style:name="P7" style:family="paragraph" style:parent-style-name="Text_20_body">
      <style:text-properties fo:font-size="16pt" fo:font-style="italic" style:text-underline-style="solid" style:text-underline-width="auto" style:text-underline-color="font-color" fo:font-weight="bold" officeooo:rsid="002b8587" officeooo:paragraph-rsid="002b8587" style:font-size-asian="14pt" style:font-style-asian="italic" style:font-weight-asian="bold" style:font-size-complex="16pt" style:font-style-complex="italic" style:font-weight-complex="bold"/>
    </style:style>
    <style:style style:name="P8" style:family="paragraph" style:parent-style-name="Text_20_body">
      <style:text-properties fo:font-size="16pt" fo:font-style="italic" style:text-underline-style="solid" style:text-underline-width="auto" style:text-underline-color="font-color" fo:font-weight="bold" officeooo:rsid="00369dce" officeooo:paragraph-rsid="00369dce" style:font-size-asian="14pt" style:font-style-asian="italic" style:font-weight-asian="bold" style:font-size-complex="16pt" style:font-style-complex="italic" style:font-weight-complex="bold"/>
    </style:style>
    <style:style style:name="P9" style:family="paragraph" style:parent-style-name="Text_20_body">
      <style:text-properties fo:font-size="12pt" fo:font-style="normal" style:text-underline-style="none" fo:font-weight="normal" officeooo:rsid="001e2aa0" officeooo:paragraph-rsid="001e2aa0" style:font-size-asian="10.5pt" style:font-style-asian="normal" style:font-weight-asian="normal" style:font-size-complex="12pt" style:font-style-complex="normal" style:font-weight-complex="normal"/>
    </style:style>
    <style:style style:name="P10" style:family="paragraph" style:parent-style-name="Text_20_body">
      <style:text-properties fo:font-size="12pt" fo:font-style="normal" style:text-underline-style="none" fo:font-weight="normal" officeooo:rsid="0029ab7f" officeooo:paragraph-rsid="0029ab7f" style:font-size-asian="10.5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style:text-underline-style="none" fo:font-weight="normal" officeooo:rsid="00307041" officeooo:paragraph-rsid="00307041" style:font-size-asian="10.5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style:text-underline-style="none" fo:font-weight="normal" officeooo:rsid="00369dce" officeooo:paragraph-rsid="00369dce" style:font-size-asian="10.5pt" style:font-style-asian="normal" style:font-weight-asian="normal" style:font-size-complex="12pt" style:font-style-complex="normal" style:font-weight-complex="normal"/>
    </style:style>
    <style:style style:name="P13" style:family="paragraph" style:parent-style-name="Text_20_body">
      <style:text-properties fo:font-size="12pt" fo:font-style="normal" style:text-underline-style="none" fo:font-weight="normal" officeooo:rsid="0037b9d1" officeooo:paragraph-rsid="0037b9d1" style:font-size-asian="10.5pt" style:font-style-asian="normal" style:font-weight-asian="normal" style:font-size-complex="12pt" style:font-style-complex="normal" style:font-weight-complex="normal"/>
    </style:style>
    <style:style style:name="P14" style:family="paragraph" style:parent-style-name="Text_20_body">
      <style:text-properties fo:font-size="12pt" fo:font-style="normal" style:text-underline-style="none" fo:font-weight="normal" officeooo:rsid="00389aee" officeooo:paragraph-rsid="00389aee" style:font-size-asian="10.5pt" style:font-style-asian="normal" style:font-weight-asian="normal" style:font-size-complex="12pt" style:font-style-complex="normal" style:font-weight-complex="normal"/>
    </style:style>
    <style:style style:name="P15" style:family="paragraph" style:parent-style-name="Text_20_body">
      <style:text-properties fo:font-size="12pt" fo:font-style="normal" style:text-underline-style="none" fo:font-weight="normal" officeooo:rsid="00476d28" officeooo:paragraph-rsid="00476d28" style:font-size-asian="10.5pt" style:font-style-asian="normal" style:font-weight-asian="normal" style:font-size-complex="12pt" style:font-style-complex="normal" style:font-weight-complex="normal"/>
    </style:style>
    <style:style style:name="P16" style:family="paragraph" style:parent-style-name="Text_20_body">
      <style:text-properties fo:font-size="12pt" fo:font-style="normal" style:text-underline-style="none" fo:font-weight="normal" officeooo:rsid="00491d92" officeooo:paragraph-rsid="00491d92" style:font-size-asian="10.5pt" style:font-style-asian="normal" style:font-weight-asian="normal" style:font-size-complex="12pt" style:font-style-complex="normal" style:font-weight-complex="normal"/>
    </style:style>
    <style:style style:name="P17" style:family="paragraph" style:parent-style-name="Text_20_body">
      <style:text-properties fo:font-size="12pt" fo:font-style="normal" style:text-underline-style="none" fo:font-weight="normal" officeooo:rsid="004c7c79" officeooo:paragraph-rsid="004c7c79" style:font-size-asian="10.5pt" style:font-style-asian="normal" style:font-weight-asian="normal" style:font-size-complex="12pt" style:font-style-complex="normal" style:font-weight-complex="normal"/>
    </style:style>
    <style:style style:name="P18" style:family="paragraph" style:parent-style-name="Text_20_body">
      <style:text-properties fo:font-size="12pt" fo:font-style="normal" style:text-underline-style="none" fo:font-weight="normal" officeooo:rsid="004f4052" officeooo:paragraph-rsid="004f4052" style:font-size-asian="10.5pt" style:font-style-asian="normal" style:font-weight-asian="normal" style:font-size-complex="12pt" style:font-style-complex="normal" style:font-weight-complex="normal"/>
    </style:style>
    <style:style style:name="P19" style:family="paragraph" style:parent-style-name="Text_20_body">
      <style:text-properties fo:font-size="12pt" fo:font-style="normal" style:text-underline-style="none" fo:font-weight="bold" officeooo:rsid="002070d8" officeooo:paragraph-rsid="002070d8" style:font-size-asian="10.5pt" style:font-style-asian="normal" style:font-weight-asian="bold" style:font-size-complex="12pt" style:font-style-complex="normal" style:font-weight-complex="bold"/>
    </style:style>
    <style:style style:name="P20" style:family="paragraph" style:parent-style-name="Text_20_body">
      <style:text-properties fo:font-size="12pt" fo:font-style="normal" style:text-underline-style="none" fo:font-weight="bold" officeooo:rsid="0051759c" officeooo:paragraph-rsid="0051759c" style:font-size-asian="10.5pt" style:font-style-asian="normal" style:font-weight-asian="bold" style:font-size-complex="12pt" style:font-style-complex="normal" style:font-weight-complex="bold"/>
    </style:style>
    <style:style style:name="P21" style:family="paragraph" style:parent-style-name="Text_20_body">
      <style:text-properties fo:font-size="12pt" fo:font-style="italic" style:text-underline-style="solid" style:text-underline-width="auto" style:text-underline-color="font-color" fo:font-weight="bold" officeooo:rsid="00491d92" officeooo:paragraph-rsid="00491d92" style:font-size-asian="10.5pt" style:font-style-asian="italic" style:font-weight-asian="bold" style:font-size-complex="12pt" style:font-style-complex="italic" style:font-weight-complex="bold"/>
    </style:style>
    <style:style style:name="P22" style:family="paragraph" style:parent-style-name="Standard">
      <style:text-properties fo:font-size="16pt" fo:font-style="normal" style:text-underline-style="solid" style:text-underline-width="auto" style:text-underline-color="font-color" fo:font-weight="bold" officeooo:rsid="000bd12d" style:font-size-asian="16pt" style:font-style-asian="normal" style:font-weight-asian="bold" style:font-size-complex="16pt" style:font-style-complex="normal" style:font-weight-complex="bold"/>
    </style:style>
    <style:style style:name="P23" style:family="paragraph" style:parent-style-name="Standard">
      <style:text-properties fo:font-size="12pt" fo:font-style="normal" style:text-underline-style="none" fo:font-weight="normal" officeooo:rsid="00369dce" officeooo:paragraph-rsid="00369dce" style:font-size-asian="10.5pt" style:font-style-asian="normal" style:font-weight-asian="normal" style:font-size-complex="12pt" style:font-style-complex="normal" style:font-weight-complex="normal"/>
    </style:style>
    <style:style style:name="P24" style:family="paragraph" style:parent-style-name="Heading_20_1">
      <style:text-properties fo:font-size="16pt" fo:font-style="normal" style:text-underline-style="solid" style:text-underline-width="auto" style:text-underline-color="font-color" fo:font-weight="bold" officeooo:rsid="000bd12d" style:font-size-asian="16pt" style:font-style-asian="normal" style:font-weight-asian="bold" style:font-size-complex="16pt" style:font-style-complex="normal" style:font-weight-complex="bold"/>
    </style:style>
    <style:style style:name="P25" style:family="paragraph" style:parent-style-name="Preformatted_20_Text">
      <style:text-properties fo:font-size="12pt" fo:font-style="normal" style:text-underline-style="none" fo:font-weight="normal" officeooo:rsid="002070d8" officeooo:paragraph-rsid="002070d8" style:font-size-asian="10.5pt" style:font-style-asian="normal" style:font-weight-asian="normal" style:font-size-complex="12pt" style:font-style-complex="normal" style:font-weight-complex="normal"/>
    </style:style>
    <style:style style:name="P26" style:family="paragraph" style:parent-style-name="Preformatted_20_Text">
      <style:text-properties fo:font-size="12pt" fo:font-style="normal" style:text-underline-style="none" fo:font-weight="normal" officeooo:rsid="002297b7" officeooo:paragraph-rsid="002297b7" style:font-size-asian="10.5pt" style:font-style-asian="normal" style:font-weight-asian="normal" style:font-size-complex="12pt" style:font-style-complex="normal" style:font-weight-complex="normal"/>
    </style:style>
    <style:style style:name="P27" style:family="paragraph" style:parent-style-name="Preformatted_20_Text">
      <style:text-properties fo:font-size="12pt" fo:font-style="normal" style:text-underline-style="none" fo:font-weight="bold" officeooo:rsid="002070d8" officeooo:paragraph-rsid="002070d8" style:font-size-asian="10.5pt" style:font-style-asian="normal" style:font-weight-asian="bold" style:font-size-complex="12pt" style:font-style-complex="normal" style:font-weight-complex="bold"/>
    </style:style>
    <style:style style:name="P28" style:family="paragraph" style:parent-style-name="Preformatted_20_Text">
      <style:text-properties fo:font-size="12pt" fo:font-style="normal" style:text-underline-style="none" fo:font-weight="bold" officeooo:rsid="0025393e" officeooo:paragraph-rsid="0025393e" style:font-size-asian="10.5pt" style:font-style-asian="normal" style:font-weight-asian="bold" style:font-size-complex="12pt" style:font-style-complex="normal" style:font-weight-complex="bold"/>
    </style:style>
    <style:style style:name="P29" style:family="paragraph" style:parent-style-name="Preformatted_20_Text">
      <style:text-properties fo:font-size="12pt" fo:font-style="italic" style:text-underline-style="solid" style:text-underline-width="auto" style:text-underline-color="font-color" fo:font-weight="bold" officeooo:rsid="00491d92" officeooo:paragraph-rsid="00491d92" style:font-size-asian="10.5pt" style:font-style-asian="italic" style:font-weight-asian="bold" style:font-size-complex="12pt" style:font-style-complex="italic" style:font-weight-complex="bold"/>
    </style:style>
    <style:style style:name="P30" style:family="paragraph" style:parent-style-name="Preformatted_20_Text">
      <style:text-properties fo:font-weight="bold" officeooo:paragraph-rsid="00259158" style:font-weight-asian="bold" style:font-weight-complex="bold"/>
    </style:style>
    <style:style style:name="P31" style:family="paragraph" style:parent-style-name="Heading_20_2">
      <style:text-properties fo:font-size="12pt" fo:font-style="normal" style:text-underline-style="none" fo:font-weight="normal" officeooo:rsid="002297b7" officeooo:paragraph-rsid="002297b7" style:font-size-asian="10.5pt" style:font-style-asian="normal" style:font-weight-asian="normal" style:font-size-complex="12pt" style:font-style-complex="normal" style:font-weight-complex="normal"/>
    </style:style>
    <style:style style:name="P32" style:family="paragraph" style:parent-style-name="Heading_20_2">
      <style:text-properties fo:font-size="12pt" fo:font-style="normal" style:text-underline-style="none" fo:font-weight="normal" officeooo:rsid="002b8587" officeooo:paragraph-rsid="002b8587" style:font-size-asian="10.5pt" style:font-style-asian="normal" style:font-weight-asian="normal" style:font-size-complex="12pt" style:font-style-complex="normal" style:font-weight-complex="normal"/>
    </style:style>
    <style:style style:name="P33" style:family="paragraph" style:parent-style-name="Heading_20_2">
      <style:text-properties fo:font-size="12pt" fo:font-style="normal" style:text-underline-style="none" fo:font-weight="normal" officeooo:rsid="00307041" officeooo:paragraph-rsid="00307041" style:font-size-asian="10.5pt" style:font-style-asian="normal" style:font-weight-asian="normal" style:font-size-complex="12pt" style:font-style-complex="normal" style:font-weight-complex="normal"/>
    </style:style>
    <style:style style:name="P34" style:family="paragraph" style:parent-style-name="Heading_20_2">
      <style:text-properties fo:font-size="12pt" fo:font-style="normal" style:text-underline-style="none" fo:font-weight="normal" officeooo:rsid="0037b9d1" officeooo:paragraph-rsid="0037b9d1" style:font-size-asian="10.5pt" style:font-style-asian="normal" style:font-weight-asian="normal" style:font-size-complex="12pt" style:font-style-complex="normal" style:font-weight-complex="normal"/>
    </style:style>
    <style:style style:name="P35" style:family="paragraph" style:parent-style-name="Heading_20_2">
      <style:text-properties fo:font-size="12pt" fo:font-style="normal" style:text-underline-style="none" fo:font-weight="normal" officeooo:rsid="004c7c79" officeooo:paragraph-rsid="004c7c79" style:font-size-asian="10.5pt" style:font-style-asian="normal" style:font-weight-asian="normal" style:font-size-complex="12pt" style:font-style-complex="normal" style:font-weight-complex="normal"/>
    </style:style>
    <style:style style:name="P36" style:family="paragraph" style:parent-style-name="Heading_20_2">
      <style:text-properties fo:font-size="12pt" fo:font-style="normal" style:text-underline-style="none" fo:font-weight="normal" officeooo:rsid="004f4052" officeooo:paragraph-rsid="004f4052" style:font-size-asian="10.5pt" style:font-style-asian="normal" style:font-weight-asian="normal" style:font-size-complex="12pt" style:font-style-complex="normal" style:font-weight-complex="normal"/>
    </style:style>
    <style:style style:name="P37" style:family="paragraph" style:parent-style-name="Heading_20_2">
      <style:text-properties fo:font-size="12pt" fo:font-style="normal" style:text-underline-style="none" fo:font-weight="bold" officeooo:rsid="0051759c" officeooo:paragraph-rsid="0051759c" style:font-size-asian="10.5pt" style:font-style-asian="normal" style:font-weight-asian="bold" style:font-size-complex="12pt" style:font-style-complex="normal" style:font-weight-complex="bold"/>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text-properties fo:font-size="12pt" fo:font-style="normal" style:text-underline-style="none" fo:font-weight="bold" officeooo:rsid="00598a98" officeooo:paragraph-rsid="00598a98" style:font-size-asian="10.5pt" style:font-style-asian="normal" style:font-weight-asian="bold" style:font-size-complex="12pt" style:font-style-complex="normal" style:font-weight-complex="bold"/>
    </style:style>
    <style:style style:name="P44" style:family="paragraph" style:parent-style-name="Text_20_body">
      <style:text-properties fo:font-size="12pt" fo:font-style="normal" style:text-underline-style="none" fo:font-weight="normal" officeooo:rsid="00598a98" officeooo:paragraph-rsid="00598a98"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style:text-underline-style="none" fo:font-weight="normal" officeooo:rsid="00598a98" officeooo:paragraph-rsid="005e983d"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6pt" fo:font-style="italic" style:text-underline-style="solid" style:text-underline-width="auto" style:text-underline-color="font-color" fo:font-weight="bold" officeooo:rsid="005aa93a" officeooo:paragraph-rsid="005aa93a" style:font-size-asian="16pt" style:font-style-asian="italic" style:font-weight-asian="bold" style:font-size-complex="16pt" style:font-style-complex="italic" style:font-weight-complex="bold"/>
    </style:style>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style:list-style-name="L4">
      <style:paragraph-properties fo:margin-top="0cm" fo:margin-bottom="0cm" loext:contextual-spacing="false"/>
    </style:style>
    <style:style style:name="P50" style:family="paragraph" style:parent-style-name="Text_20_body" style:list-style-name="L5">
      <style:paragraph-properties fo:margin-top="0cm" fo:margin-bottom="0cm" loext:contextual-spacing="false"/>
    </style:style>
    <style:style style:name="P51" style:family="paragraph" style:parent-style-name="Preformatted_20_Text">
      <style:text-properties fo:font-size="12pt" fo:font-style="normal" style:text-underline-style="none" fo:font-weight="normal" officeooo:rsid="00259158" officeooo:paragraph-rsid="00259158" style:font-size-asian="12pt" style:font-style-asian="normal" style:font-weight-asian="normal" style:font-size-complex="12pt" style:font-style-complex="normal" style:font-weight-complex="normal"/>
    </style:style>
    <style:style style:name="T1"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 style:family="text">
      <style:text-properties fo:font-size="16pt" fo:font-style="italic" style:text-underline-style="solid" style:text-underline-width="auto" style:text-underline-color="font-color" fo:font-weight="bold" officeooo:rsid="00351b1c" style:font-size-asian="16pt" style:font-style-asian="italic" style:font-weight-asian="bold" style:font-size-complex="16pt" style:font-style-complex="italic" style:font-weight-complex="bold"/>
    </style:style>
    <style:style style:name="T3" style:family="text">
      <style:text-properties fo:font-size="16pt" fo:font-style="italic" style:text-underline-style="solid" style:text-underline-width="auto" style:text-underline-color="font-color" fo:font-weight="bold" officeooo:rsid="002ffd97" style:font-size-asian="14pt" style:font-style-asian="italic" style:font-weight-asian="bold" style:font-size-complex="16pt" style:font-style-complex="italic" style:font-weight-complex="bold"/>
    </style:style>
    <style:style style:name="T4"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5" style:family="text">
      <style:text-properties fo:font-size="16pt" fo:font-style="normal" style:text-underline-style="solid" style:text-underline-width="auto" style:text-underline-color="font-color" fo:font-weight="bold" officeooo:rsid="000bd12d" style:font-size-asian="16pt" style:font-style-asian="normal" style:font-weight-asian="bold" style:font-size-complex="16pt" style:font-style-complex="normal" style:font-weight-complex="bold"/>
    </style:style>
    <style:style style:name="T6" style:family="text">
      <style:text-properties fo:font-weight="bold" officeooo:rsid="005e983d" style:font-weight-asian="bold" style:font-weight-complex="bold"/>
    </style:style>
    <style:style style:name="T7" style:family="text">
      <style:text-properties style:text-underline-style="solid" style:text-underline-width="auto" style:text-underline-color="font-color" fo:font-weight="bold" officeooo:rsid="005e983d" style:font-weight-asian="bold" style:font-weight-complex="bold"/>
    </style:style>
    <style:style style:name="T8" style:family="text">
      <style:text-properties fo:font-style="italic" style:text-underline-style="solid" style:text-underline-width="auto" style:text-underline-color="font-color" fo:font-weight="bold" officeooo:rsid="001b0903"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5e983d" style:font-style-asian="italic" style:font-weight-asian="bold" style:font-style-complex="italic" style:font-weight-complex="bold"/>
    </style:style>
    <style:style style:name="T1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bd12d"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officeooo:rsid="00259158" style:font-size-asian="10.5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fo:font-size="12pt" officeooo:rsid="00259158" style:font-size-asian="12pt" style:font-size-complex="12pt"/>
    </style:style>
    <style:style style:name="T15" style:family="text">
      <style:text-properties officeooo:rsid="00259158"/>
    </style:style>
    <style:style style:name="T16" style:family="text">
      <style:text-properties officeooo:rsid="0040bc05"/>
    </style:style>
    <style:style style:name="T17" style:family="text">
      <style:text-properties officeooo:rsid="005e983d"/>
    </style:style>
    <style:style style:name="T18" style:family="text">
      <style:text-properties fo:font-size="18pt" officeooo:rsid="005e983d" style:font-size-asian="18pt" style:font-size-complex="18pt"/>
    </style:style>
    <style:style style:name="T19" style:family="text">
      <style:text-properties fo:font-size="18pt" style:text-underline-style="solid" style:text-underline-width="auto" style:text-underline-color="font-color" fo:font-weight="bold" officeooo:rsid="005e983d" style:font-size-asian="18pt" style:font-weight-asian="bold" style:font-size-complex="18pt" style:font-weight-complex="bold"/>
    </style:style>
    <style:style style:name="T20" style:family="text">
      <style:text-properties fo:font-size="18pt" style:text-underline-style="solid" style:text-underline-width="auto" style:text-underline-color="font-color" officeooo:rsid="005e983d" style:font-size-asian="18pt" style:font-size-complex="18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5">TOOL CHAIN</text:span></text:p>
      <text:p text:style-name="P22"/>
      <text:p text:style-name="Text_20_body"><text:span text:style-name="T11">In </text:span><text:a xlink:type="simple" xlink:href="https://en.wikipedia.org/wiki/Software" text:style-name="Internet_20_link" text:visited-style-name="Visited_20_Internet_20_Link">software</text:a><text:span text:style-name="T11">, a toolchain is a set of </text:span><text:a xlink:type="simple" xlink:href="https://en.wikipedia.org/wiki/Programming_tool" text:style-name="Internet_20_link" text:visited-style-name="Visited_20_Internet_20_Link">programming tools</text:a><text:span text:style-name="T11"> that are used to perform a complex </text:span><text:a xlink:type="simple" xlink:href="https://en.wikipedia.org/wiki/Software_development" text:style-name="Internet_20_link" text:visited-style-name="Visited_20_Internet_20_Link">software development</text:a><text:span text:style-name="T11"> task or to create a software product, which is typically another computer program or a set of related programs. In general, the tools forming a toolchain are executed consecutively so the output or resulting </text:span><text:a xlink:type="simple" xlink:href="https://en.wikipedia.org/wiki/Environment_variables" text:style-name="Internet_20_link" text:visited-style-name="Visited_20_Internet_20_Link">environment state</text:a><text:span text:style-name="T11"> of each tool becomes the input or starting environment for the next one, but the term is also used when referring to a set of related tools that are not necessarily executed consecutively.</text:span></text:p>
      <text:p text:style-name="P1">A simple software development toolchain may consist of a <text:a xlink:type="simple" xlink:href="https://en.wikipedia.org/wiki/Compiler" text:style-name="Internet_20_link" text:visited-style-name="Visited_20_Internet_20_Link">compiler</text:a> and <text:a xlink:type="simple" xlink:href="https://en.wikipedia.org/wiki/Linker_%28computing%29" text:style-name="Internet_20_link" text:visited-style-name="Visited_20_Internet_20_Link">linker</text:a> (which transform the source code into an <text:a xlink:type="simple" xlink:href="https://en.wikipedia.org/wiki/Executable_program" text:style-name="Internet_20_link" text:visited-style-name="Visited_20_Internet_20_Link">executable program</text:a>), <text:a xlink:type="simple" xlink:href="https://en.wikipedia.org/wiki/Software_library" text:style-name="Internet_20_link" text:visited-style-name="Visited_20_Internet_20_Link">libraries</text:a> (which provide interfaces to the <text:a xlink:type="simple" xlink:href="https://en.wikipedia.org/wiki/Operating_system" text:style-name="Internet_20_link" text:visited-style-name="Visited_20_Internet_20_Link">operating system</text:a>), and a <text:a xlink:type="simple" xlink:href="https://en.wikipedia.org/wiki/Debugger" text:style-name="Internet_20_link" text:visited-style-name="Visited_20_Internet_20_Link">debugger</text:a> (which is used to <text:a xlink:type="simple" xlink:href="https://en.wikipedia.org/wiki/Software_testing" text:style-name="Internet_20_link" text:visited-style-name="Visited_20_Internet_20_Link">test</text:a> and <text:a xlink:type="simple" xlink:href="https://en.wikipedia.org/wiki/Debugging" text:style-name="Internet_20_link" text:visited-style-name="Visited_20_Internet_20_Link">debug</text:a> created programs). A complex software product such as a <text:a xlink:type="simple" xlink:href="https://en.wikipedia.org/wiki/Video_game" text:style-name="Internet_20_link" text:visited-style-name="Visited_20_Internet_20_Link">video game</text:a> needs tools for preparing <text:a xlink:type="simple" xlink:href="https://en.wikipedia.org/wiki/Sound_effect" text:style-name="Internet_20_link" text:visited-style-name="Visited_20_Internet_20_Link">sound effects</text:a>, music, <text:a xlink:type="simple" xlink:href="https://en.wikipedia.org/wiki/Texture_%28computer_graphics%29" text:style-name="Internet_20_link" text:visited-style-name="Visited_20_Internet_20_Link">textures</text:a>, <text:a xlink:type="simple" xlink:href="https://en.wikipedia.org/wiki/3D_model" text:style-name="Internet_20_link" text:visited-style-name="Visited_20_Internet_20_Link">3-dimensional models</text:a> and <text:a xlink:type="simple" xlink:href="https://en.wikipedia.org/wiki/Animation" text:style-name="Internet_20_link" text:visited-style-name="Visited_20_Internet_20_Link">animations</text:a>, together with additional tools for combining these resources into the finished product</text:p>
      <text:h text:style-name="P24" text:outline-level="1">Toolchain Types</text:h>
      <text:p text:style-name="Text_20_body">There are four kinds of toolchains you could encounter.</text:p>
      <text:p text:style-name="Text_20_body">First off, you must understand the following: when it comes to compilers there are up to four machines involved:</text:p>
      <text:list xml:id="list8023514278873103816" text:style-name="L1">
        <text:list-item>
          <text:p text:style-name="P47">the machine configuring the toolchain components: the <text:span text:style-name="Strong_20_Emphasis">config</text:span> machine </text:p>
        </text:list-item>
        <text:list-item>
          <text:p text:style-name="P47">the machine building the toolchain components: the <text:span text:style-name="Strong_20_Emphasis">build</text:span> machine </text:p>
        </text:list-item>
        <text:list-item>
          <text:p text:style-name="P47">the machine running the toolchain: the <text:span text:style-name="Strong_20_Emphasis">host</text:span> machine </text:p>
        </text:list-item>
        <text:list-item>
          <text:p text:style-name="P38">the machine the toolchain is generating code for: the <text:span text:style-name="Strong_20_Emphasis">target</text:span> machine </text:p>
        </text:list-item>
      </text:list>
      <text:p text:style-name="Text_20_body">We can most of the time assume that the config machine and the build machine are the same. Most of the time, this will be true. The only time it isn’t is if you’re using distributed compilation (such as distcc). Let’s forget this for the sake of simplicity.</text:p>
      <text:p text:style-name="Text_20_body">So we’re left with three machines:</text:p>
      <text:list xml:id="list4903407409009809665" text:style-name="L2">
        <text:list-item>
          <text:p text:style-name="P48">build </text:p>
        </text:list-item>
        <text:list-item>
          <text:p text:style-name="P48">host </text:p>
        </text:list-item>
        <text:list-item>
          <text:p text:style-name="P39">target </text:p>
        </text:list-item>
      </text:list>
      <text:p text:style-name="Text_20_body">Any toolchain will involve those three machines. You can be as pretty sure of this as “2 and 2 are 4”. Here is how they come into play:</text:p>
      <text:list xml:id="list380325980310031949" text:style-name="L3">
        <text:list-item>
          <text:p text:style-name="P40">build == host == target (<text:span text:style-name="Strong_20_Emphasis">“native”</text:span>)</text:p>
          <text:p text:style-name="P40">This is a plain native toolchain, targeting the exact same machine as the one it is built on, and running again on this exact same machine. You have to build such a toolchain when you want to use an updated component, such as a newer gcc for example.</text:p>
        </text:list-item>
        <text:list-item>
          <text:p text:style-name="P40">build == host != target (<text:span text:style-name="Strong_20_Emphasis">“cross”</text:span>)</text:p>
          <text:p text:style-name="P40"><text:soft-page-break/>This is a classic cross-toolchain, which is expected to be run on the same machine it is compiled on, and generate code to run on a second machine, the target.</text:p>
        </text:list-item>
        <text:list-item>
          <text:p text:style-name="P40">build != host == target (<text:span text:style-name="Strong_20_Emphasis">“cross-native”</text:span>)</text:p>
          <text:p text:style-name="P40">Such a toolchain is also a native toolchain, as it targets the same machine as it runs on. But it is build on another machine. You want such a toolchain when porting to a new architecture, or if the build machine is much faster than the host machine.</text:p>
        </text:list-item>
        <text:list-item>
          <text:p text:style-name="P40">build != host != target (<text:span text:style-name="Strong_20_Emphasis">“canadian”</text:span>)</text:p>
          <text:p text:style-name="P40">This one is called a “Canadian Cross”¹ toolchain, and is tricky. The three machines in play are different. You might want such a toolchain if you have a fast build machine, but the users will use it on another machine, and will produce code to run on a third machine.</text:p>
        </text:list-item>
      </text:list>
      <text:p text:style-name="P2"><text:s text:c="48"/><text:span text:style-name="T8">COMMAND</text:span></text:p>
      <text:p text:style-name="P3">objdump</text:p>
      <text:p text:style-name="P9">Objdump command in Linux is used to provide thorough information on object files. This command is mainly used by the programmers who work on compilers, but still its a very handy tool for normal programmers also when it comes to debugging.</text:p>
      <text:p text:style-name="P19">Syntax:</text:p>
      <text:p text:style-name="P27">objdump [options] objfile...</text:p>
      <text:p text:style-name="P25"/>
      <text:p text:style-name="P26"><text:a xlink:type="simple" xlink:href="http://www.thegeekstuff.com/2012/09/objdump-examples/" text:style-name="Internet_20_link" text:visited-style-name="Visited_20_Internet_20_Link">http://www.thegeekstuff.com/2012/09/objdump-examples/</text:a></text:p>
      <text:p text:style-name="P26"/>
      <text:h text:style-name="P31" text:outline-level="2"><text:span text:style-name="T1">addr2line</text:span> – Convert Address to Filename and Numbers</text:h>
      <text:p text:style-name="P10"><text:a xlink:type="simple" xlink:href="http://www.thegeekstuff.com/2017/01/gnu-binutils-commands/" text:style-name="Internet_20_link" text:visited-style-name="Visited_20_Internet_20_Link">http://www.thegeekstuff.com/2017/01/gnu-binutils-commands/</text:a></text:p>
      <text:p text:style-name="Text_20_body">addr2line can get the file and line number of given address or offset inside reallocated section, by passing the debug information.</text:p>
      <text:p text:style-name="Text_20_body">First, we must compile assembly file with -g flag, so that debug information will be added into object.</text:p>
      <text:p text:style-name="P28">Example:</text:p>
      <text:p text:style-name="P28"/>
      <text:p text:style-name="P28"><text:span text:style-name="T15">$</text:span>objdump -h <text:span text:style-name="T15">a.out</text:span></text:p>
      <text:p text:style-name="P30"><text:span text:style-name="T12">$</text:span><text:span text:style-name="T13">addr2line -e </text:span><text:span text:style-name="T14">a.out</text:span><text:span text:style-name="T13"> 0x40009</text:span><text:span text:style-name="T14">0</text:span></text:p>
      <text:p text:style-name="P51"/>
      <text:p text:style-name="P7">ar</text:p>
      <text:h text:style-name="P32" text:outline-level="2">ar/ranlib – GNU Archive Command</text:h>
      <text:p text:style-name="Text_20_body">ar can be used to generate and manipulate static library, which is a archive file that composed by many objects.</text:p>
      <text:p text:style-name="Text_20_body"><text:soft-page-break/>Behavior of ar can be controlled from command line argument (the unix style) or script file. ranlib can add a index of symbols to an archive, which can speed up the link speed and also facilitate the call of routines. ar -s will do the same thing as ranlib.</text:p>
      <text:h text:style-name="P32" text:outline-level="2"><text:span text:style-name="T3">as</text:span> – GNU Assembler Command</text:h>
      <text:p text:style-name="Text_20_body">as takes assembly file as input and output an object file. Object file is only an internal format, which will be used as the input of ld for the producing of final executable file.</text:p>
      <text:p text:style-name="P11"><text:a xlink:type="simple" xlink:href="http://www.thegeekstuff.com/2017/01/gnu-binutils-commands/" text:style-name="Internet_20_link" text:visited-style-name="Visited_20_Internet_20_Link">http://www.thegeekstuff.com/2017/01/gnu-binutils-commands/</text:a></text:p>
      <text:h text:style-name="P33" text:outline-level="2"><text:span text:style-name="T1">c++</text:span><text:span text:style-name="T2">filt</text:span> – Demangle Command</text:h>
      <text:p text:style-name="Text_20_body">C++ support overloading that can let same function name takes different kinds/number of argument. </text:p>
      <text:p text:style-name="Text_20_body">This is done by changing the function name to low-level assembler name, which is called as mangling. c++filt can do the demangling for C++ and Java.</text:p>
      <text:p text:style-name="P8">Gprof</text:p>
      <text:p text:style-name="P23">Profiling is an important aspect of software programming. Through profiling one can determine the parts in program code that are time consuming and need to be re-written. This helps make your program execution faster which is always desired.<text:line-break/><text:bookmark text:name="more-11221"/><text:line-break/>In very large projects, profiling can save your day by not only determining the parts in your program which are slower in execution than expected but also can help you find many other statistics through which many potential bugs can be spotted and sorted out.</text:p>
      <text:p text:style-name="P12"/>
      <text:p text:style-name="P14">HOW TO USE gprof?</text:p>
      <text:p text:style-name="P13"><text:a xlink:type="simple" xlink:href="http://www.thegeekstuff.com/2012/08/gprof-tutorial" text:style-name="Internet_20_link" text:visited-style-name="Visited_20_Internet_20_Link">http://www.thegeekstuff.com/2012/08/gprof-tutorial</text:a></text:p>
      <text:p text:style-name="P13"/>
      <text:h text:style-name="P34" text:outline-level="2"><text:span text:style-name="T1">ld</text:span> – GNU Linker Command</text:h>
      <text:p text:style-name="Text_20_body">Object file usually contains reference to external functions in different library/object, and it’s linker (ld)’s job to combine all the object/library files needed for the final binary, relocate sections, and resolve the reference.</text:p>
      <text:p text:style-name="Text_20_body">The actual behavior of ld is defined in the linker script, which describes the memory layout of the executable.</text:p>
      <text:p text:style-name="Text_20_body"/>
      <text:p text:style-name="P4"><text:span text:style-name="T16">n</text:span>m</text:p>
      <text:p text:style-name="P5"><text:a xlink:type="simple" xlink:href="http://www.thegeekstuff.com/2012/03/linux-nm-command/" text:style-name="Internet_20_link" text:visited-style-name="Visited_20_Internet_20_Link"><text:span text:style-name="T10">http://www.thegeekstuff.com/2012/03/linux-nm-command/</text:span></text:a></text:p>
      <text:p text:style-name="P13">The nm commands provides information on the symbols being used in an object file or executable file.</text:p>
      <text:p text:style-name="Text_20_body"><text:soft-page-break/>The default information that the ‘nm’ command provides is :</text:p>
      <text:list xml:id="list1989786983231124779" text:style-name="L4">
        <text:list-item>
          <text:p text:style-name="P49">Virtual address of the symbol </text:p>
        </text:list-item>
        <text:list-item>
          <text:p text:style-name="P49">A character which depicts the symbol type. If the character is in lower case then the symbol is local but if the character is in upper case then the symbol is external </text:p>
        </text:list-item>
        <text:list-item>
          <text:p text:style-name="P41">Name of the symbol </text:p>
        </text:list-item>
      </text:list>
      <text:p text:style-name="Text_20_body"><text:bookmark text:name="more-9815"/><text:line-break/>The characters that identify symbol type describe :</text:p>
      <text:list xml:id="list590489488216167542" text:style-name="L5">
        <text:list-item>
          <text:p text:style-name="P50"><text:span text:style-name="Strong_20_Emphasis">A</text:span> : Global absolute symbol. </text:p>
        </text:list-item>
        <text:list-item>
          <text:p text:style-name="P50"><text:span text:style-name="Strong_20_Emphasis">a</text:span> : Local absolute symbol. </text:p>
        </text:list-item>
        <text:list-item>
          <text:p text:style-name="P50"><text:span text:style-name="Strong_20_Emphasis">B</text:span> : Global bss symbol. </text:p>
        </text:list-item>
        <text:list-item>
          <text:p text:style-name="P50"><text:span text:style-name="Strong_20_Emphasis">b</text:span> : Local bss symbol. </text:p>
        </text:list-item>
        <text:list-item>
          <text:p text:style-name="P50"><text:span text:style-name="Strong_20_Emphasis">D</text:span> : Global data symbol. </text:p>
        </text:list-item>
        <text:list-item>
          <text:p text:style-name="P50"><text:span text:style-name="Strong_20_Emphasis">d</text:span> : Local data symbol. </text:p>
        </text:list-item>
        <text:list-item>
          <text:p text:style-name="P50"><text:span text:style-name="Strong_20_Emphasis">f</text:span> : Source file name symbol. </text:p>
        </text:list-item>
        <text:list-item>
          <text:p text:style-name="P50"><text:span text:style-name="Strong_20_Emphasis">L</text:span> : Global thread-local symbol (TLS). </text:p>
        </text:list-item>
        <text:list-item>
          <text:p text:style-name="P50"><text:span text:style-name="Strong_20_Emphasis">l</text:span> : Static thread-local symbol (TLS). </text:p>
        </text:list-item>
        <text:list-item>
          <text:p text:style-name="P50"><text:span text:style-name="Strong_20_Emphasis">T</text:span> : Global text symbol. </text:p>
        </text:list-item>
        <text:list-item>
          <text:p text:style-name="P50"><text:span text:style-name="Strong_20_Emphasis">t</text:span> : Local text symbol. </text:p>
        </text:list-item>
        <text:list-item>
          <text:p text:style-name="P42"><text:span text:style-name="Strong_20_Emphasis">U</text:span> : Undefined symbol. </text:p>
        </text:list-item>
      </text:list>
      <text:p text:style-name="P6">Objcopy :</text:p>
      <text:p text:style-name="P15">There are times when you need to port an object file available for one kind of platform (like ARM or x86) to another kind of platform. Things are relatively easy if the source code is available as it can be re-compiled on the target platform. But, what if the source code is not available and you still need to port an object file from type of platform to other? Well, if you are using Linux then the command objcopy does exactly the required.</text:p>
      <text:p text:style-name="P21">Syntax</text:p>
      <text:p text:style-name="P29">objcopy [options] infile [outfile]...</text:p>
      <text:p text:style-name="P16"/>
      <text:p text:style-name="P17"><text:a xlink:type="simple" xlink:href="http://www.thegeekstuff.com/2013/01/objcopy-examples/" text:style-name="Internet_20_link" text:visited-style-name="Visited_20_Internet_20_Link">http://www.thegeekstuff.com/2013/01/objcopy-examples/</text:a></text:p>
      <text:h text:style-name="P35" text:outline-level="2"><text:span text:style-name="T1">readelf</text:span> – Display ELF File Info</text:h>
      <text:p text:style-name="Text_20_body">readelf and elfedit can operation on elf file only.</text:p>
      <text:p text:style-name="Text_20_body">readelf can display information from elf file.<text:line-break/>We can display detailed information of ELF header.</text:p>
      <text:p text:style-name="P18"><text:a xlink:type="simple" xlink:href="http://www.thegeekstuff.com/2017/01/gnu-binutils-commands/" text:style-name="Internet_20_link" text:visited-style-name="Visited_20_Internet_20_Link">http://www.thegeekstuff.com/2017/01/gnu-binutils-commands/</text:a></text:p>
      <text:p text:style-name="P18"/>
      <text:p text:style-name="P18"/>
      <text:h text:style-name="P36" text:outline-level="2"><text:soft-page-break/><text:span text:style-name="T1">size</text:span> – List Section Size and Toal Size</text:h>
      <text:p text:style-name="Text_20_body">size can display the size information of sections in object files.</text:p>
      <text:p text:style-name="P20">$size objectf_name</text:p>
      <text:h text:style-name="P37" text:outline-level="2"><text:span text:style-name="T4">strings</text:span> – Display Printable Characters from a File</text:h>
      <text:p text:style-name="Text_20_body">string can display printable char sequence from object files. By default, it only search in .data section. With -a switch, all the sections can be searched.</text:p>
      <text:p text:style-name="P43"><text:a xlink:type="simple" xlink:href="http://www.thegeekstuff.com/2012/09/strip-command-examples/" text:style-name="Internet_20_link" text:visited-style-name="Visited_20_Internet_20_Link"/></text:p>
      <text:p text:style-name="P46">strip</text:p>
      <text:p text:style-name="P43"><text:a xlink:type="simple" xlink:href="http://www.thegeekstuff.com/2012/09/strip-command-examples/" text:style-name="Internet_20_link" text:visited-style-name="Visited_20_Internet_20_Link">http://www.thegeekstuff.com/2012/09/strip-command-examples/</text:a></text:p>
      <text:p text:style-name="P44">Strip command is used mostly in situations where you want to produce a production quality object file which contains minimum required information so that it can be light weight. You can also use it if you don’t want your executable or object file to get reverse engineered.</text:p>
      <text:p text:style-name="P45"><text:span text:style-name="T19"/></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8:03:25.800259016</meta:creation-date>
    <meta:generator>LibreOffice/5.1.6.2$Linux_X86_64 LibreOffice_project/10m0$Build-2</meta:generator>
    <dc:date>2017-09-20T16:42:13.622155821</dc:date>
    <meta:editing-duration>PT6H35M12S</meta:editing-duration>
    <meta:editing-cycles>44</meta:editing-cycles>
    <meta:document-statistic meta:table-count="0" meta:image-count="0" meta:object-count="0" meta:page-count="5" meta:paragraph-count="91" meta:word-count="1310" meta:character-count="7937" meta:non-whitespace-character-count="6659"/>
  </office:meta>
</office:document-meta>
</file>